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200000170D945CA330DBF61AE.png" manifest:media-type="image/png"/>
  <manifest:file-entry manifest:full-path="Pictures/100000000000020A00000165E993A07329417D68.png" manifest:media-type="image/png"/>
  <manifest:file-entry manifest:full-path="Pictures/10000000000001DA000001655587E310368599A6.png" manifest:media-type="image/png"/>
  <manifest:file-entry manifest:full-path="Pictures/10000000000001E3000001656B6DF9186844651B.png" manifest:media-type="image/png"/>
  <manifest:file-entry manifest:full-path="Pictures/10000000000002BE00000342116FB4968C713E18.png" manifest:media-type="image/png"/>
  <manifest:file-entry manifest:full-path="Pictures/10000000000001F200000165EE92A4272C46C53D.png" manifest:media-type="image/png"/>
  <manifest:file-entry manifest:full-path="Pictures/10000000000001E000000165CABFFBF34B92B2C8.png" manifest:media-type="image/png"/>
  <manifest:file-entry manifest:full-path="Pictures/100000000000017C000000F8EAF34CD19354D542.png" manifest:media-type="image/png"/>
  <manifest:file-entry manifest:full-path="Pictures/1000000000000144000000F951E4692A2D91A49D.png" manifest:media-type="image/png"/>
  <manifest:file-entry manifest:full-path="Pictures/1000000000000170000000FA99DB73109977EA29.png" manifest:media-type="image/png"/>
  <manifest:file-entry manifest:full-path="Pictures/100000000000017C000000F8913D8137152351D7.png" manifest:media-type="image/png"/>
  <manifest:file-entry manifest:full-path="Pictures/1000000000000144000000F979072A9DFCB6A1E5.png" manifest:media-type="image/png"/>
  <manifest:file-entry manifest:full-path="Pictures/10000000000002BE000003423D2CCC654C0B55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7.47cm, 3.249cm, 7.377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7.352cm, 3.249cm, 7.495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fo:min-height="2.631cm"/>
      <style:paragraph-properties style:writing-mode="lr-tb"/>
    </style:style>
    <style:style style:name="pr4" style:family="presentation" style:parent-style-name="Standard-subtitle">
      <style:graphic-properties draw:fill-color="#ffffff" draw:textarea-horizontal-align="left" draw:textarea-vertical-align="top" draw:auto-grow-height="false" draw:fit-to-size="shrink-to-fit" style:shrink-to-fit="true" fo:min-height="9.13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11.516cm" svg:height="7.799cm" svg:x="5.084cm" svg:y="1.601cm">
          <draw:image xlink:href="Pictures/10000000000002BE000003423D2CCC654C0B5548.png" xlink:type="simple" xlink:show="embed" xlink:actuate="onLoad" loext:mime-type="image/png">
            <text:p/>
          </draw:image>
        </draw:frame>
        <draw:frame draw:style-name="gr1" draw:text-style-name="P1" draw:layer="layout" svg:width="19.785cm" svg:height="13.399cm" svg:x="3.8cm" svg:y="0.8cm">
          <draw:image xlink:href="Pictures/10000000000002BE000003423D2CCC654C0B5548.png" xlink:type="simple" xlink:show="embed" xlink:actuate="onLoad" loext:mime-type="image/png">
            <text:p/>
          </draw:image>
        </draw:frame>
        <draw:frame draw:style-name="gr1" draw:text-style-name="P1" draw:layer="layout" svg:width="21.558cm" svg:height="14.6cm" svg:x="3cm" svg:y="0.6cm">
          <draw:image xlink:href="Pictures/10000000000002BE000003423D2CCC654C0B554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3" draw:text-style-name="P1" draw:layer="layout" svg:width="11.427cm" svg:height="8.782cm" svg:x="0.6cm" svg:y="3.2cm">
          <draw:image xlink:href="Pictures/1000000000000144000000F979072A9DFCB6A1E5.png" xlink:type="simple" xlink:show="embed" xlink:actuate="onLoad" loext:mime-type="image/png">
            <text:p/>
          </draw:image>
        </draw:frame>
        <draw:frame draw:style-name="gr3" draw:text-style-name="P1" draw:layer="layout" svg:width="14.72cm" svg:height="10cm" svg:x="12.68cm" svg:y="3cm">
          <draw:image xlink:href="Pictures/1000000000000170000000FA99DB73109977EA29.png" xlink:type="simple" xlink:show="embed" xlink:actuate="onLoad" loext:mime-type="image/png">
            <text:p/>
          </draw:image>
        </draw:frame>
        <draw:frame draw:style-name="gr4" draw:text-style-name="P3" draw:layer="layout" svg:width="3cm" svg:height="0.962cm" svg:x="7.6cm" svg:y="1.038cm">
          <draw:text-box>
            <text:p>Ghost 1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text-style-name="P1" draw:layer="layout" svg:width="11.427cm" svg:height="8.782cm" svg:x="0.6cm" svg:y="3.2cm">
          <draw:image xlink:href="Pictures/1000000000000144000000F979072A9DFCB6A1E5.png" xlink:type="simple" xlink:show="embed" xlink:actuate="onLoad" loext:mime-type="image/png">
            <text:p/>
          </draw:image>
        </draw:frame>
        <draw:frame draw:style-name="gr3" draw:text-style-name="P1" draw:layer="layout" svg:width="14.72cm" svg:height="10cm" svg:x="12.68cm" svg:y="3cm">
          <draw:image xlink:href="Pictures/1000000000000170000000FA99DB73109977EA29.png" xlink:type="simple" xlink:show="embed" xlink:actuate="onLoad" loext:mime-type="image/png">
            <text:p/>
          </draw:image>
        </draw:frame>
        <draw:frame draw:style-name="gr3" draw:text-style-name="P1" draw:layer="layout" svg:width="11.427cm" svg:height="8.782cm" svg:x="0.6cm" svg:y="3.2cm">
          <draw:image xlink:href="Pictures/1000000000000144000000F951E4692A2D91A49D.png" xlink:type="simple" xlink:show="embed" xlink:actuate="onLoad" loext:mime-type="image/png">
            <text:p/>
          </draw:image>
        </draw:frame>
        <draw:frame draw:style-name="gr3" draw:text-style-name="P1" draw:layer="layout" svg:width="13.402cm" svg:height="8.746cm" svg:x="12.398cm" svg:y="3.054cm">
          <draw:image xlink:href="Pictures/100000000000017C000000F8EAF34CD19354D542.png" xlink:type="simple" xlink:show="embed" xlink:actuate="onLoad" loext:mime-type="image/png">
            <text:p/>
          </draw:image>
        </draw:frame>
        <draw:frame draw:style-name="gr3" draw:text-style-name="P1" draw:layer="layout" svg:width="14.934cm" svg:height="9.746cm" svg:x="12.398cm" svg:y="3.054cm">
          <draw:image xlink:href="Pictures/100000000000017C000000F8EAF34CD19354D542.png" xlink:type="simple" xlink:show="embed" xlink:actuate="onLoad" loext:mime-type="image/png">
            <text:p/>
          </draw:image>
        </draw:frame>
        <draw:frame draw:style-name="gr4" draw:text-style-name="P3" draw:layer="layout" svg:width="3cm" svg:height="0.962cm" svg:x="7.6cm" svg:y="1.038cm">
          <draw:text-box>
            <text:p>Ghost 2</text:p>
          </draw:text-box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3" draw:text-style-name="P1" draw:layer="layout" svg:width="12.908cm" svg:height="9.6cm" svg:x="0.492cm" svg:y="2.8cm">
          <draw:image xlink:href="Pictures/10000000000001E000000165CABFFBF34B92B2C8.png" xlink:type="simple" xlink:show="embed" xlink:actuate="onLoad" loext:mime-type="image/png">
            <text:p/>
          </draw:image>
        </draw:frame>
        <draw:frame draw:style-name="gr3" draw:text-style-name="P1" draw:layer="layout" svg:width="13.613cm" svg:height="9.758cm" svg:x="14.2cm" svg:y="2.8cm">
          <draw:image xlink:href="Pictures/10000000000001F200000165EE92A4272C46C53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3" draw:text-style-name="P1" draw:layer="layout" svg:width="7.886cm" svg:height="5.146cm" svg:x="19.514cm" svg:y="2.854cm">
          <draw:image xlink:href="Pictures/100000000000017C000000F8913D8137152351D7.png" xlink:type="simple" xlink:show="embed" xlink:actuate="onLoad" loext:mime-type="image/png">
            <text:p/>
          </draw:image>
        </draw:frame>
        <draw:frame draw:style-name="gr5" draw:text-style-name="P1" draw:layer="layout" svg:width="11.516cm" svg:height="7.799cm" svg:x="0.8cm" svg:y="1.201cm">
          <draw:image xlink:href="Pictures/10000000000002BE00000342116FB4968C713E18.png" xlink:type="simple" xlink:show="embed" xlink:actuate="onLoad" loext:mime-type="image/png">
            <text:p/>
          </draw:image>
        </draw:frame>
        <draw:frame draw:style-name="gr5" draw:text-style-name="P1" draw:layer="layout" svg:width="15.355cm" svg:height="10.399cm" svg:x="0.8cm" svg:y="1.201cm">
          <draw:image xlink:href="Pictures/10000000000002BE00000342116FB4968C713E18.png" xlink:type="simple" xlink:show="embed" xlink:actuate="onLoad" loext:mime-type="image/png">
            <text:p/>
          </draw:image>
        </draw:frame>
        <draw:frame draw:style-name="gr5" draw:text-style-name="P1" draw:layer="layout" svg:width="18.013cm" svg:height="12.199cm" svg:x="0.8cm" svg:y="1.201cm">
          <draw:image xlink:href="Pictures/10000000000002BE00000342116FB4968C713E1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3" draw:text-style-name="P1" draw:layer="layout" svg:width="13.6cm" svg:height="10.052cm" svg:x="0.2cm" svg:y="2.842cm">
          <draw:image xlink:href="Pictures/10000000000001E3000001656B6DF9186844651B.png" xlink:type="simple" xlink:show="embed" xlink:actuate="onLoad" loext:mime-type="image/png">
            <text:p/>
          </draw:image>
        </draw:frame>
        <draw:frame draw:style-name="gr3" draw:text-style-name="P1" draw:layer="layout" svg:width="13.278cm" svg:height="10cm" svg:x="14cm" svg:y="2.8cm">
          <draw:image xlink:href="Pictures/10000000000001DA000001655587E310368599A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3" draw:layer="layout" svg:width="25.198cm" svg:height="2.631cm" svg:x="1.4cm" svg:y="0.625cm" presentation:class="title">
          <draw:text-box>
            <text:p>Transformation to r-<text:span text:style-name="T1">φ</text:span></text:p>
          </draw:text-box>
        </draw:frame>
        <draw:frame presentation:style-name="pr4" draw:text-style-name="P2" draw:layer="layout" svg:width="25.198cm" svg:height="9.134cm" svg:x="1.401cm" svg:y="3.682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3" draw:text-style-name="P1" draw:layer="layout" svg:width="14.268cm" svg:height="9.758cm" svg:x="0.4cm" svg:y="2.6cm">
          <draw:image xlink:href="Pictures/100000000000020A00000165E993A07329417D68.png" xlink:type="simple" xlink:show="embed" xlink:actuate="onLoad" loext:mime-type="image/png">
            <text:p/>
          </draw:image>
        </draw:frame>
        <draw:frame draw:style-name="gr3" draw:text-style-name="P1" draw:layer="layout" svg:width="13.098cm" svg:height="10cm" svg:x="14.668cm" svg:y="2.358cm">
          <draw:image xlink:href="Pictures/10000000000001E200000170D945CA330DBF61A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5cm" fo:margin-bottom="0cm" fo:text-indent="0cm"/>
      <style:text-properties fo:font-size="27.8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8cm" svg:height="2.631cm" svg:x="1.4cm" svg:y="0.625cm" presentation:class="title" presentation:placeholder="true">
        <draw:text-box/>
      </draw:frame>
      <draw:frame presentation:style-name="Standard-outline1" draw:layer="backgroundobjects" svg:width="25.198cm" svg:height="9.134cm" svg:x="1.4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5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2cm" svg:y="14.345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2cm" svg:y="14.345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1:29:03.032012689</meta:creation-date>
    <dc:date>2021-10-19T13:08:39.325027840</dc:date>
    <meta:editing-duration>PT1H29M19S</meta:editing-duration>
    <meta:editing-cycles>9</meta:editing-cycles>
    <meta:generator>LibreOffice/6.4.7.2$Linux_X86_64 LibreOffice_project/40$Build-2</meta:generator>
    <meta:document-statistic meta:object-count="61"/>
  </office:meta>
</office:document-meta>
</file>